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ffcc00" fo:wrap-option="wrap" style:vertical-align="top"/>
    </style:style>
    <style:style style:name="ce11" style:family="table-cell" style:parent-style-name="Default">
      <style:table-cell-properties fo:background-color="#e6e6ff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e6e6ff" style:vertical-align="top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</style:style>
    <style:style style:name="ce25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6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fo:background-color="#e6e6ff" style:vertical-align="top"/>
    </style:style>
    <style:style style:name="ce2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3" style:family="table-cell" style:parent-style-name="Default" style:data-style-name="N117">
      <style:table-cell-properties fo:wrap-option="wrap" style:vertical-align="top"/>
    </style:style>
    <style:style style:name="ce34" style:family="table-cell" style:parent-style-name="Default" style:data-style-name="N117">
      <style:table-cell-properties fo:background-color="#ffcc00" fo:wrap-option="wrap" style:vertical-align="top"/>
    </style:style>
    <style:style style:name="ce35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 style:data-style-name="N117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8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39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>
      <style:table-cell-properties style:text-align-source="value-type" style:repeat-content="false" fo:wrap-option="wrap" style:vertical-align="top"/>
    </style:style>
    <style:style style:name="ce41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51" style:family="table-cell" style:parent-style-name="Default" style:data-style-name="N117">
      <style:table-cell-properties fo:background-color="#e6e6ff" style:vertical-align="top"/>
    </style:style>
    <style:style style:name="ce52" style:family="table-cell" style:parent-style-name="Default" style:data-style-name="N110">
      <style:table-cell-properties fo:background-color="#ccff00" fo:wrap-option="wrap" style:vertical-align="top"/>
    </style:style>
    <style:style style:name="ce53" style:family="table-cell" style:parent-style-name="Default" style:data-style-name="N110">
      <style:table-cell-properties fo:wrap-option="wrap" style:vertical-align="top"/>
    </style:style>
    <style:style style:name="ce54" style:family="table-cell" style:parent-style-name="Default" style:data-style-name="N110">
      <style:table-cell-properties fo:background-color="#e6e6ff" fo:wrap-option="wrap" style:vertical-align="top"/>
    </style:style>
    <style:style style:name="ce55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6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/>
    </style:style>
    <style:style style:name="ce5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63">
        <table:table-column table:style-name="co1" table:default-cell-style-name="ce4"/>
        <table:table-column table:style-name="co2" table:default-cell-style-name="ce9"/>
        <table:table-column table:style-name="co3" table:default-cell-style-name="ce21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7"/>
          <table:table-cell table:style-name="ce27"/>
          <table:table-cell table:style-name="ce12"/>
          <table:table-cell table:style-name="ce33"/>
          <table:table-cell table:style-name="ce41"/>
          <table:table-cell table:style-name="ce9" table:number-columns-repeated="2"/>
          <table:table-cell table:style-name="ce50" office:value-type="string" table:number-columns-spanned="2" table:number-rows-spanned="1">
            <text:p>GBP/EUR ratio:</text:p>
          </table:table-cell>
          <table:covered-table-cell table:style-name="ce52"/>
          <table:table-cell table:style-name="ce57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10"/>
          <table:table-cell table:style-name="ce18"/>
          <table:table-cell table:style-name="ce10"/>
          <table:table-cell table:style-name="ce2" office:value-type="string" table:number-columns-spanned="3" table:number-rows-spanned="1">
            <text:p>Farnell</text:p>
          </table:table-cell>
          <table:covered-table-cell table:style-name="ce34"/>
          <table:covered-table-cell table:style-name="ce10"/>
          <table:table-cell table:style-name="ce10"/>
          <table:table-cell table:style-name="ce2" office:value-type="string">
            <text:p>TME</text:p>
          </table:table-cell>
          <table:table-cell table:style-name="ce34"/>
          <table:table-cell table:style-name="ce10"/>
          <table:table-cell table:style-name="ce58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9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9" office:value-type="string">
            <text:p>Code</text:p>
          </table:table-cell>
          <table:table-cell table:style-name="ce3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3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59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17"/>
          <table:table-cell table:style-name="ce27" office:value-type="string">
            <text:p>B1</text:p>
          </table:table-cell>
          <table:table-cell table:style-name="ce12" office:value-type="float" office:value="1861429">
            <text:p>1861429</text:p>
          </table:table-cell>
          <table:table-cell table:style-name="ce33" office:value-type="float" office:value="0.136">
            <text:p>0,136</text:p>
          </table:table-cell>
          <table:table-cell table:style-name="ce41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9"/>
          <table:table-cell table:style-name="ce9" office:value-type="string">
            <text:p>B40R-DIO</text:p>
          </table:table-cell>
          <table:table-cell table:style-name="ce33" office:value-type="float" office:value="0.165">
            <text:p>0,165</text:p>
          </table:table-cell>
          <table:table-cell table:style-name="ce53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60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47n/400V</text:p>
          </table:table-cell>
          <table:table-cell table:style-name="ce20" office:value-type="string">
            <text:p>RM7.5</text:p>
          </table:table-cell>
          <table:table-cell table:style-name="ce28" office:value-type="string">
            <text:p>C1</text:p>
          </table:table-cell>
          <table:table-cell table:style-name="ce30" office:value-type="float" office:value="2468839">
            <text:p>2468839</text:p>
          </table:table-cell>
          <table:table-cell table:style-name="ce36" office:value-type="float" office:value="0.63">
            <text:p>0,630</text:p>
          </table:table-cell>
          <table:table-cell table:style-name="ce42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11"/>
          <table:table-cell table:style-name="ce11" office:value-type="string">
            <text:p>MKP4-47N/400 </text:p>
          </table:table-cell>
          <table:table-cell table:style-name="ce51" office:value-type="float" office:value="0.1845">
            <text:p>0,185</text:p>
          </table:table-cell>
          <table:table-cell table:style-name="ce54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60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17"/>
          <table:table-cell table:style-name="ce27" office:value-type="string">
            <text:p>C11</text:p>
          </table:table-cell>
          <table:table-cell table:style-name="ce12" office:value-type="float" office:value="1759225">
            <text:p>1759225</text:p>
          </table:table-cell>
          <table:table-cell table:style-name="ce33" office:value-type="float" office:value="0.0231">
            <text:p>0,023</text:p>
          </table:table-cell>
          <table:table-cell table:style-name="ce41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9"/>
          <table:table-cell table:style-name="ce9" office:value-type="string">
            <text:p>CL21B821KBANNNC</text:p>
          </table:table-cell>
          <table:table-cell table:style-name="ce33" office:value-type="float" office:value="0.00754">
            <text:p>0,008</text:p>
          </table:table-cell>
          <table:table-cell table:style-name="ce53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60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3n9</text:p>
          </table:table-cell>
          <table:table-cell table:style-name="ce20"/>
          <table:table-cell table:style-name="ce28" office:value-type="string">
            <text:p>C12</text:p>
          </table:table-cell>
          <table:table-cell table:style-name="ce30" office:value-type="float" office:value="1650876">
            <text:p>1650876</text:p>
          </table:table-cell>
          <table:table-cell table:style-name="ce36" office:value-type="float" office:value="0.0272">
            <text:p>0,027</text:p>
          </table:table-cell>
          <table:table-cell table:style-name="ce42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11"/>
          <table:table-cell table:style-name="ce11" office:value-type="string">
            <text:p>CL21B392KBANNNC </text:p>
          </table:table-cell>
          <table:table-cell table:style-name="ce51" office:value-type="float" office:value="0.00851">
            <text:p>0,009</text:p>
          </table:table-cell>
          <table:table-cell table:style-name="ce54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60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17"/>
          <table:table-cell table:style-name="ce27" office:value-type="string">
            <text:p>C13</text:p>
          </table:table-cell>
          <table:table-cell table:style-name="ce12" office:value-type="float" office:value="1759207">
            <text:p>1759207</text:p>
          </table:table-cell>
          <table:table-cell table:style-name="ce33" office:value-type="float" office:value="0.0112">
            <text:p>0,011</text:p>
          </table:table-cell>
          <table:table-cell table:style-name="ce41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9"/>
          <table:table-cell table:style-name="ce9" office:value-type="string">
            <text:p>CL10C181JB8NNNC</text:p>
          </table:table-cell>
          <table:table-cell table:style-name="ce33" office:value-type="float" office:value="0.00552">
            <text:p>0,006</text:p>
          </table:table-cell>
          <table:table-cell table:style-name="ce53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60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6n8</text:p>
          </table:table-cell>
          <table:table-cell table:style-name="ce20" office:value-type="string">
            <text:p>RM10, X1</text:p>
          </table:table-cell>
          <table:table-cell table:style-name="ce28" office:value-type="string">
            <text:p>C2</text:p>
          </table:table-cell>
          <table:table-cell table:style-name="ce30" office:value-type="float" office:value="2478385">
            <text:p>2478385</text:p>
          </table:table-cell>
          <table:table-cell table:style-name="ce36" office:value-type="float" office:value="0.236">
            <text:p>0,236</text:p>
          </table:table-cell>
          <table:table-cell table:style-name="ce42" table:formula="of:=IF([.E9]=&quot;-&quot;;&quot;&quot;;IF([.A9]=&quot;&quot;;[.F9];[.A9]*[.F9]))" office:value-type="currency" office:currency="GBP" office:value="0.236">
            <text:p>£0,24</text:p>
          </table:table-cell>
          <table:table-cell table:style-name="ce11"/>
          <table:table-cell table:style-name="ce11" office:value-type="string">
            <text:p>MKP-Y2-6N8</text:p>
          </table:table-cell>
          <table:table-cell table:style-name="ce51" office:value-type="float" office:value="0.152">
            <text:p>0,152</text:p>
          </table:table-cell>
          <table:table-cell table:style-name="ce54" table:formula="of:=IF([.I9]=&quot;-&quot;;&quot;&quot;;IF([.A9]=&quot;&quot;;[.J9];[.A9]*[.J9]))" office:value-type="currency" office:currency="EUR" office:value="0.152">
            <text:p>0,15 €</text:p>
          </table:table-cell>
          <table:table-cell table:style-name="ce60" table:formula="of:=IF(AND([.E9]&lt;&gt;&quot;-&quot;;[.G9]*[.$L$1]&lt;[.K9]);[.G9]*[.$L$1];[.K9])" office:value-type="currency" office:currency="EUR" office:value="0.152">
            <text:p>0,1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n</text:p>
          </table:table-cell>
          <table:table-cell table:style-name="ce17"/>
          <table:table-cell table:style-name="ce27" office:value-type="string">
            <text:p>C3, C7</text:p>
          </table:table-cell>
          <table:table-cell table:style-name="ce12" office:value-type="float" office:value="1759252">
            <text:p>1759252</text:p>
          </table:table-cell>
          <table:table-cell table:style-name="ce33" office:value-type="float" office:value="0.012">
            <text:p>0,012</text:p>
          </table:table-cell>
          <table:table-cell table:style-name="ce41" table:formula="of:=IF([.E10]=&quot;-&quot;;&quot;&quot;;IF([.A10]=&quot;&quot;;[.F10];[.A10]*[.F10]))" office:value-type="currency" office:currency="GBP" office:value="0.024">
            <text:p>£0,02</text:p>
          </table:table-cell>
          <table:table-cell table:style-name="ce9"/>
          <table:table-cell table:style-name="ce9" office:value-type="string">
            <text:p>CL21B223KBANNNC </text:p>
          </table:table-cell>
          <table:table-cell table:style-name="ce33" office:value-type="float" office:value="0.00851">
            <text:p>0,009</text:p>
          </table:table-cell>
          <table:table-cell table:style-name="ce53" table:formula="of:=IF([.I10]=&quot;-&quot;;&quot;&quot;;IF([.A10]=&quot;&quot;;[.J10];[.A10]*[.J10]))" office:value-type="currency" office:currency="EUR" office:value="0.01702">
            <text:p>0,02 €</text:p>
          </table:table-cell>
          <table:table-cell table:style-name="ce60" table:formula="of:=IF(AND([.E10]&lt;&gt;&quot;-&quot;;[.G10]*[.$L$1]&lt;[.K10]);[.G10]*[.$L$1];[.K10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4u7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C4, C9, C10</text:p>
          </table:table-cell>
          <table:table-cell table:style-name="ce30" office:value-type="float" office:value="1907365">
            <text:p>1907365</text:p>
          </table:table-cell>
          <table:table-cell table:style-name="ce36" office:value-type="float" office:value="0.267">
            <text:p>0,267</text:p>
          </table:table-cell>
          <table:table-cell table:style-name="ce42" table:formula="of:=IF([.E11]=&quot;-&quot;;&quot;&quot;;IF([.A11]=&quot;&quot;;[.F11];[.A11]*[.F11]))" office:value-type="currency" office:currency="GBP" office:value="0.801">
            <text:p>£0,80</text:p>
          </table:table-cell>
          <table:table-cell table:style-name="ce11"/>
          <table:table-cell table:style-name="ce11" office:value-type="string">
            <text:p>CL32A475KAULNNE </text:p>
          </table:table-cell>
          <table:table-cell table:style-name="ce51" office:value-type="float" office:value="0.12138">
            <text:p>0,121</text:p>
          </table:table-cell>
          <table:table-cell table:style-name="ce54" table:formula="of:=IF([.I11]=&quot;-&quot;;&quot;&quot;;IF([.A11]=&quot;&quot;;[.J11];[.A11]*[.J11]))" office:value-type="currency" office:currency="EUR" office:value="0.36414">
            <text:p>0,36 €</text:p>
          </table:table-cell>
          <table:table-cell table:style-name="ce60" table:formula="of:=IF(AND([.E11]&lt;&gt;&quot;-&quot;;[.G11]*[.$L$1]&lt;[.K11]);[.G11]*[.$L$1];[.K11])" office:value-type="currency" office:currency="EUR" office:value="0.36414">
            <text:p>0,3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mF/25V</text:p>
          </table:table-cell>
          <table:table-cell table:style-name="ce17"/>
          <table:table-cell table:style-name="ce27" office:value-type="string">
            <text:p>C5</text:p>
          </table:table-cell>
          <table:table-cell table:style-name="ce12" office:value-type="float" office:value="1800654">
            <text:p>1800654</text:p>
          </table:table-cell>
          <table:table-cell table:style-name="ce33" office:value-type="float" office:value="0.368">
            <text:p>0,368</text:p>
          </table:table-cell>
          <table:table-cell table:style-name="ce41" table:formula="of:=IF([.E12]=&quot;-&quot;;&quot;&quot;;IF([.A12]=&quot;&quot;;[.F12];[.A12]*[.F12]))" office:value-type="currency" office:currency="GBP" office:value="0.368">
            <text:p>£0,37</text:p>
          </table:table-cell>
          <table:table-cell table:style-name="ce9"/>
          <table:table-cell table:style-name="ce9" office:value-type="string">
            <text:p>RD1E108M10020BB </text:p>
          </table:table-cell>
          <table:table-cell table:style-name="ce33" office:value-type="float" office:value="0.1678">
            <text:p>0,168</text:p>
          </table:table-cell>
          <table:table-cell table:style-name="ce53" table:formula="of:=IF([.I12]=&quot;-&quot;;&quot;&quot;;IF([.A12]=&quot;&quot;;[.J12];[.A12]*[.J12]))" office:value-type="currency" office:currency="EUR" office:value="0.1678">
            <text:p>0,17 €</text:p>
          </table:table-cell>
          <table:table-cell table:style-name="ce60" table:formula="of:=IF(AND([.E12]&lt;&gt;&quot;-&quot;;[.G12]*[.$L$1]&lt;[.K12]);[.G12]*[.$L$1];[.K12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330p</text:p>
          </table:table-cell>
          <table:table-cell table:style-name="ce20"/>
          <table:table-cell table:style-name="ce28" office:value-type="string">
            <text:p>C6</text:p>
          </table:table-cell>
          <table:table-cell table:style-name="ce30" office:value-type="float" office:value="1414686">
            <text:p>1414686</text:p>
          </table:table-cell>
          <table:table-cell table:style-name="ce36" office:value-type="float" office:value="0.0147">
            <text:p>0,015</text:p>
          </table:table-cell>
          <table:table-cell table:style-name="ce42" table:formula="of:=IF([.E13]=&quot;-&quot;;&quot;&quot;;IF([.A13]=&quot;&quot;;[.F13];[.A13]*[.F13]))" office:value-type="currency" office:currency="GBP" office:value="0.0147">
            <text:p>£0,01</text:p>
          </table:table-cell>
          <table:table-cell table:style-name="ce11"/>
          <table:table-cell table:style-name="ce11" office:value-type="string">
            <text:p>CL21C331JBANNNC</text:p>
          </table:table-cell>
          <table:table-cell table:style-name="ce51" office:value-type="float" office:value="0.0138">
            <text:p>0,014</text:p>
          </table:table-cell>
          <table:table-cell table:style-name="ce54" table:formula="of:=IF([.I13]=&quot;-&quot;;&quot;&quot;;IF([.A13]=&quot;&quot;;[.J13];[.A13]*[.J13]))" office:value-type="currency" office:currency="EUR" office:value="0.0138">
            <text:p>0,01 €</text:p>
          </table:table-cell>
          <table:table-cell table:style-name="ce60" table:formula="of:=IF(AND([.E13]&lt;&gt;&quot;-&quot;;[.G13]*[.$L$1]&lt;[.K13]);[.G13]*[.$L$1];[.K13])" office:value-type="currency" office:currency="EUR" office:value="0.013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0n</text:p>
          </table:table-cell>
          <table:table-cell table:style-name="ce17"/>
          <table:table-cell table:style-name="ce27" office:value-type="string">
            <text:p>C8, C16</text:p>
          </table:table-cell>
          <table:table-cell table:style-name="ce12" office:value-type="float" office:value="1759167">
            <text:p>1759167</text:p>
          </table:table-cell>
          <table:table-cell table:style-name="ce33" office:value-type="float" office:value="0.0065">
            <text:p>0,007</text:p>
          </table:table-cell>
          <table:table-cell table:style-name="ce41" table:formula="of:=IF([.E14]=&quot;-&quot;;&quot;&quot;;IF([.A14]=&quot;&quot;;[.F14];[.A14]*[.F14]))" office:value-type="currency" office:currency="GBP" office:value="0.0065">
            <text:p>£0,01</text:p>
          </table:table-cell>
          <table:table-cell table:style-name="ce9"/>
          <table:table-cell table:style-name="ce9" office:value-type="string">
            <text:p>CL21B104KBCNNNC</text:p>
          </table:table-cell>
          <table:table-cell table:style-name="ce33" office:value-type="float" office:value="0.00608">
            <text:p>0,006</text:p>
          </table:table-cell>
          <table:table-cell table:style-name="ce53" table:formula="of:=IF([.I14]=&quot;-&quot;;&quot;&quot;;IF([.A14]=&quot;&quot;;[.J14];[.A14]*[.J14]))" office:value-type="currency" office:currency="EUR" office:value="0.00608">
            <text:p>0,01 €</text:p>
          </table:table-cell>
          <table:table-cell table:style-name="ce60" table:formula="of:=IF(AND([.E14]&lt;&gt;&quot;-&quot;;[.G14]*[.$L$1]&lt;[.K14]);[.G14]*[.$L$1];[.K14])" office:value-type="currency" office:currency="EUR" office:value="0.0060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FLS1100-7</text:p>
          </table:table-cell>
          <table:table-cell table:style-name="ce20"/>
          <table:table-cell table:style-name="ce28" office:value-type="string">
            <text:p>D1</text:p>
          </table:table-cell>
          <table:table-cell table:style-name="ce30" office:value-type="float" office:value="1713889">
            <text:p>1713889</text:p>
          </table:table-cell>
          <table:table-cell table:style-name="ce36" office:value-type="float" office:value="0.632">
            <text:p>0,632</text:p>
          </table:table-cell>
          <table:table-cell table:style-name="ce42" table:formula="of:=IF([.E15]=&quot;-&quot;;&quot;&quot;;IF([.A15]=&quot;&quot;;[.F15];[.A15]*[.F15]))" office:value-type="currency" office:currency="GBP" office:value="0.632">
            <text:p>£0,63</text:p>
          </table:table-cell>
          <table:table-cell table:style-name="ce11"/>
          <table:table-cell table:style-name="ce7" office:value-type="string">
            <text:p>-</text:p>
          </table:table-cell>
          <table:table-cell table:style-name="ce51" office:value-type="float" office:value="0.05108">
            <text:p>0,051</text:p>
          </table:table-cell>
          <table:table-cell table:style-name="ce54" table:formula="of:=IF([.I15]=&quot;-&quot;;&quot;&quot;;IF([.A15]=&quot;&quot;;j#ref!;[.A15]*j#ref!))" office:value-type="string" office:string-value="Err:508">
            <text:p>Err:508</text:p>
          </table:table-cell>
          <table:table-cell table:style-name="ce60" table:formula="of:=IF(AND([.E15]&lt;&gt;&quot;-&quot;;[.G15]*[.$L$1]&lt;[.K15]);[.G15]*[.$L$1];[.K15])" office:value-type="float" office:value="0">
            <text:p>Err: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 table:style-name="ce17"/>
          <table:table-cell table:style-name="ce27" office:value-type="string">
            <text:p>D2</text:p>
          </table:table-cell>
          <table:table-cell table:style-name="ce12" office:value-type="float" office:value="1299282">
            <text:p>1299282</text:p>
          </table:table-cell>
          <table:table-cell table:style-name="ce33" office:value-type="float" office:value="0.243">
            <text:p>0,243</text:p>
          </table:table-cell>
          <table:table-cell table:style-name="ce41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9"/>
          <table:table-cell table:style-name="ce9" office:value-type="string">
            <text:p>SKL16 </text:p>
          </table:table-cell>
          <table:table-cell table:style-name="ce33" office:value-type="float" office:value="0.0952">
            <text:p>0,095</text:p>
          </table:table-cell>
          <table:table-cell table:style-name="ce53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60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M25575</text:p>
          </table:table-cell>
          <table:table-cell table:style-name="ce20"/>
          <table:table-cell table:style-name="ce28" office:value-type="string">
            <text:p>IC1</text:p>
          </table:table-cell>
          <table:table-cell table:style-name="ce30" office:value-type="float" office:value="1564783">
            <text:p>1564783</text:p>
          </table:table-cell>
          <table:table-cell table:style-name="ce36" office:value-type="float" office:value="3.22">
            <text:p>3,220</text:p>
          </table:table-cell>
          <table:table-cell table:style-name="ce42" table:formula="of:=IF([.E17]=&quot;-&quot;;&quot;&quot;;IF([.A17]=&quot;&quot;;[.F17];[.A17]*[.F17]))" office:value-type="currency" office:currency="GBP" office:value="3.22">
            <text:p>£3,22</text:p>
          </table:table-cell>
          <table:table-cell table:style-name="ce11"/>
          <table:table-cell table:style-name="ce7" office:value-type="string">
            <text:p>-</text:p>
          </table:table-cell>
          <table:table-cell table:style-name="ce51"/>
          <table:table-cell table:style-name="ce54" table:formula="of:=IF([.I17]=&quot;-&quot;;&quot;&quot;;IF([.A17]=&quot;&quot;;[.J17];[.A17]*[.J17]))">
            <text:p/>
          </table:table-cell>
          <table:table-cell table:style-name="ce60" table:formula="of:=IF(AND([.E17]&lt;&gt;&quot;-&quot;;[.G17]*[.$L$1]&lt;[.K17]);[.G17]*[.$L$1];[.K17])" office:value-type="currency" office:currency="GBP" office:value="4.3792">
            <text:p>£4,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UA78M12DCY</text:p>
          </table:table-cell>
          <table:table-cell table:style-name="ce17"/>
          <table:table-cell table:style-name="ce27" office:value-type="string">
            <text:p>IC2</text:p>
          </table:table-cell>
          <table:table-cell table:style-name="ce12" office:value-type="float" office:value="2342561">
            <text:p>2342561</text:p>
          </table:table-cell>
          <table:table-cell table:style-name="ce33" office:value-type="float" office:value="0.289">
            <text:p>0,289</text:p>
          </table:table-cell>
          <table:table-cell table:style-name="ce41" table:formula="of:=IF([.E18]=&quot;-&quot;;&quot;&quot;;IF([.A18]=&quot;&quot;;[.F18];[.A18]*[.F18]))" office:value-type="currency" office:currency="GBP" office:value="0.289">
            <text:p>£0,29</text:p>
          </table:table-cell>
          <table:table-cell table:style-name="ce9"/>
          <table:table-cell table:style-name="ce6" office:value-type="string">
            <text:p>-</text:p>
          </table:table-cell>
          <table:table-cell table:style-name="ce33"/>
          <table:table-cell table:style-name="ce53" table:formula="of:=IF([.I18]=&quot;-&quot;;&quot;&quot;;IF([.A18]=&quot;&quot;;[.J18];[.A18]*[.J18]))">
            <text:p/>
          </table:table-cell>
          <table:table-cell table:style-name="ce60" table:formula="of:=IF(AND([.E18]&lt;&gt;&quot;-&quot;;[.G18]*[.$L$1]&lt;[.K18]);[.G18]*[.$L$1];[.K18])" office:value-type="currency" office:currency="GBP" office:value="0.39304">
            <text:p>£0,39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SK 145/37,5 STS-220</text:p>
          </table:table-cell>
          <table:table-cell table:style-name="ce20" office:value-type="string">
            <text:p>Heatsink</text:p>
          </table:table-cell>
          <table:table-cell table:style-name="ce28" office:value-type="string">
            <text:p>KK1</text:p>
          </table:table-cell>
          <table:table-cell table:style-name="ce30" office:value-type="float" office:value="4621414">
            <text:p>4621414</text:p>
          </table:table-cell>
          <table:table-cell table:style-name="ce36" office:value-type="float" office:value="1.6">
            <text:p>1,600</text:p>
          </table:table-cell>
          <table:table-cell table:style-name="ce42" table:formula="of:=IF([.E19]=&quot;-&quot;;&quot;&quot;;IF([.A19]=&quot;&quot;;[.F19];[.A19]*[.F19]))" office:value-type="currency" office:currency="GBP" office:value="1.6">
            <text:p>£1,60</text:p>
          </table:table-cell>
          <table:table-cell table:style-name="ce11"/>
          <table:table-cell table:style-name="ce7" office:value-type="string">
            <text:p>-</text:p>
          </table:table-cell>
          <table:table-cell table:style-name="ce51"/>
          <table:table-cell table:style-name="ce54" table:formula="of:=IF([.I19]=&quot;-&quot;;&quot;&quot;;IF([.A19]=&quot;&quot;;[.J19];[.A19]*[.J19]))">
            <text:p/>
          </table:table-cell>
          <table:table-cell table:style-name="ce60" table:formula="of:=IF(AND([.E19]&lt;&gt;&quot;-&quot;;[.G19]*[.$L$1]&lt;[.K19]);[.G19]*[.$L$1];[.K19])" office:value-type="currency" office:currency="GBP" office:value="2.176">
            <text:p>£2,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17"/>
          <table:table-cell table:style-name="ce27" office:value-type="string">
            <text:p>L1</text:p>
          </table:table-cell>
          <table:table-cell table:style-name="ce12" office:value-type="float" office:value="2470305">
            <text:p>2470305</text:p>
          </table:table-cell>
          <table:table-cell table:style-name="ce33" office:value-type="float" office:value="0.128">
            <text:p>0,128</text:p>
          </table:table-cell>
          <table:table-cell table:style-name="ce41" table:formula="of:=IF([.E20]=&quot;-&quot;;&quot;&quot;;IF([.A20]=&quot;&quot;;[.F20];[.A20]*[.F20]))" office:value-type="currency" office:currency="GBP" office:value="0.128">
            <text:p>£0,13</text:p>
          </table:table-cell>
          <table:table-cell table:style-name="ce9"/>
          <table:table-cell table:style-name="ce9" office:value-type="string">
            <text:p>DLJ3015-2.2 </text:p>
          </table:table-cell>
          <table:table-cell table:style-name="ce33" office:value-type="float" office:value="0.2729">
            <text:p>0,273</text:p>
          </table:table-cell>
          <table:table-cell table:style-name="ce53" table:formula="of:=IF([.I20]=&quot;-&quot;;&quot;&quot;;IF([.A20]=&quot;&quot;;[.J20];[.A20]*[.J20]))" office:value-type="currency" office:currency="EUR" office:value="0.2729">
            <text:p>0,27 €</text:p>
          </table:table-cell>
          <table:table-cell table:style-name="ce60" table:formula="of:=IF(AND([.E20]&lt;&gt;&quot;-&quot;;[.G20]*[.$L$1]&lt;[.K20]);[.G20]*[.$L$1];[.K20])" office:value-type="currency" office:currency="GBP" office:value="0.17408">
            <text:p>£0,17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00uH</text:p>
          </table:table-cell>
          <table:table-cell table:style-name="ce20" office:value-type="string">
            <text:p>Coilcraft MSS1260-104K</text:p>
          </table:table-cell>
          <table:table-cell table:style-name="ce28" office:value-type="string">
            <text:p>L2</text:p>
          </table:table-cell>
          <table:table-cell table:style-name="ce30" office:value-type="float" office:value="2288438">
            <text:p>2288438</text:p>
          </table:table-cell>
          <table:table-cell table:style-name="ce36" office:value-type="float" office:value="2.9">
            <text:p>2,900</text:p>
          </table:table-cell>
          <table:table-cell table:style-name="ce42" table:formula="of:=IF([.E21]=&quot;-&quot;;&quot;&quot;;IF([.A21]=&quot;&quot;;[.F21];[.A21]*[.F21]))" office:value-type="currency" office:currency="GBP" office:value="2.9">
            <text:p>£2,90</text:p>
          </table:table-cell>
          <table:table-cell table:style-name="ce11"/>
          <table:table-cell table:style-name="ce11" office:value-type="string">
            <text:p>DE1207-100 </text:p>
          </table:table-cell>
          <table:table-cell table:style-name="ce51" office:value-type="float" office:value="0.3036">
            <text:p>0,304</text:p>
          </table:table-cell>
          <table:table-cell table:style-name="ce54" table:formula="of:=IF([.I21]=&quot;-&quot;;&quot;&quot;;IF([.A21]=&quot;&quot;;[.J21];[.A21]*[.J21]))" office:value-type="currency" office:currency="EUR" office:value="0.3036">
            <text:p>0,30 €</text:p>
          </table:table-cell>
          <table:table-cell table:style-name="ce60" table:formula="of:=IF(AND([.E21]&lt;&gt;&quot;-&quot;;[.G21]*[.$L$1]&lt;[.K21]);[.G21]*[.$L$1];[.K21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17" office:value-type="string">
            <text:p>600V/10mA</text:p>
          </table:table-cell>
          <table:table-cell table:style-name="ce27" office:value-type="string">
            <text:p>OK1</text:p>
          </table:table-cell>
          <table:table-cell table:style-name="ce12" office:value-type="float" office:value="2453236">
            <text:p>2453236</text:p>
          </table:table-cell>
          <table:table-cell table:style-name="ce33" office:value-type="float" office:value="0.81">
            <text:p>0,810</text:p>
          </table:table-cell>
          <table:table-cell table:style-name="ce41" table:formula="of:=IF([.E22]=&quot;-&quot;;&quot;&quot;;IF([.A22]=&quot;&quot;;[.F22];[.A22]*[.F22]))" office:value-type="currency" office:currency="GBP" office:value="0.81">
            <text:p>£0,81</text:p>
          </table:table-cell>
          <table:table-cell table:style-name="ce9"/>
          <table:table-cell table:style-name="ce9" office:value-type="string">
            <text:p>MOC3052SR2VM </text:p>
          </table:table-cell>
          <table:table-cell table:style-name="ce33" office:value-type="float" office:value="0.38">
            <text:p>0,380</text:p>
          </table:table-cell>
          <table:table-cell table:style-name="ce53" table:formula="of:=IF([.I22]=&quot;-&quot;;&quot;&quot;;IF([.A22]=&quot;&quot;;[.J22];[.A22]*[.J22]))" office:value-type="currency" office:currency="EUR" office:value="0.38">
            <text:p>0,38 €</text:p>
          </table:table-cell>
          <table:table-cell table:style-name="ce60" table:formula="of:=IF(AND([.E22]&lt;&gt;&quot;-&quot;;[.G22]*[.$L$1]&lt;[.K22]);[.G22]*[.$L$1];[.K22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C3062</text:p>
          </table:table-cell>
          <table:table-cell table:style-name="ce20" office:value-type="string">
            <text:p>600V/10mA, ZCD</text:p>
          </table:table-cell>
          <table:table-cell table:style-name="ce28" office:value-type="string">
            <text:p>OK2</text:p>
          </table:table-cell>
          <table:table-cell table:style-name="ce30" office:value-type="float" office:value="2322554">
            <text:p>2322554</text:p>
          </table:table-cell>
          <table:table-cell table:style-name="ce36" office:value-type="float" office:value="0.478">
            <text:p>0,478</text:p>
          </table:table-cell>
          <table:table-cell table:style-name="ce42" table:formula="of:=IF([.E23]=&quot;-&quot;;&quot;&quot;;IF([.A22]=&quot;&quot;;[.F23];[.A22]*[.F23]))" office:value-type="currency" office:currency="GBP" office:value="0.478">
            <text:p>£0,48</text:p>
          </table:table-cell>
          <table:table-cell table:style-name="ce11"/>
          <table:table-cell table:style-name="ce11" office:value-type="string">
            <text:p>MOC3062-SMD-I </text:p>
          </table:table-cell>
          <table:table-cell table:style-name="ce51" office:value-type="float" office:value="0.4">
            <text:p>0,400</text:p>
          </table:table-cell>
          <table:table-cell table:style-name="ce54" table:formula="of:=IF([.I23]=&quot;-&quot;;&quot;&quot;;IF([.A22]=&quot;&quot;;[.J23];[.A22]*[.J23]))" office:value-type="currency" office:currency="EUR" office:value="0.4">
            <text:p>0,40 €</text:p>
          </table:table-cell>
          <table:table-cell table:style-name="ce60" table:formula="of:=IF(AND([.E23]&lt;&gt;&quot;-&quot;;[.G23]*[.$L$1]&lt;[.K23]);[.G23]*[.$L$1];[.K23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17"/>
          <table:table-cell table:style-name="ce27" office:value-type="string">
            <text:p>Q1, Q2</text:p>
          </table:table-cell>
          <table:table-cell table:style-name="ce12" office:value-type="float" office:value="1057286">
            <text:p>1057286</text:p>
          </table:table-cell>
          <table:table-cell table:style-name="ce33" office:value-type="float" office:value="2.25">
            <text:p>2,250</text:p>
          </table:table-cell>
          <table:table-cell table:style-name="ce41" table:formula="of:=IF([.E24]=&quot;-&quot;;&quot;&quot;;IF([.A24]=&quot;&quot;;[.F24];[.A24]*[.F24]))" office:value-type="currency" office:currency="GBP" office:value="4.5">
            <text:p>£4,50</text:p>
          </table:table-cell>
          <table:table-cell table:style-name="ce9"/>
          <table:table-cell table:style-name="ce9" office:value-type="string">
            <text:p>BTA26-600BRG</text:p>
          </table:table-cell>
          <table:table-cell table:style-name="ce33" office:value-type="float" office:value="2.06">
            <text:p>2,060</text:p>
          </table:table-cell>
          <table:table-cell table:style-name="ce53" table:formula="of:=IF([.I24]=&quot;-&quot;;&quot;&quot;;IF([.A24]=&quot;&quot;;[.J24];[.A24]*[.J24]))" office:value-type="currency" office:currency="EUR" office:value="4.12">
            <text:p>4,12 €</text:p>
          </table:table-cell>
          <table:table-cell table:style-name="ce60" table:formula="of:=IF(AND([.E24]&lt;&gt;&quot;-&quot;;[.G24]*[.$L$1]&lt;[.K24]);[.G24]*[.$L$1];[.K24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IRLL014N</text:p>
          </table:table-cell>
          <table:table-cell table:style-name="ce20"/>
          <table:table-cell table:style-name="ce28" office:value-type="string">
            <text:p>Q3</text:p>
          </table:table-cell>
          <table:table-cell table:style-name="ce30" office:value-type="float" office:value="8651183">
            <text:p>8651183</text:p>
          </table:table-cell>
          <table:table-cell table:style-name="ce36" office:value-type="float" office:value="0.504">
            <text:p>0,504</text:p>
          </table:table-cell>
          <table:table-cell table:style-name="ce42" table:formula="of:=IF([.E25]=&quot;-&quot;;&quot;&quot;;IF([.A25]=&quot;&quot;;[.F25];[.A25]*[.F25]))" office:value-type="currency" office:currency="GBP" office:value="0.504">
            <text:p>£0,50</text:p>
          </table:table-cell>
          <table:table-cell table:style-name="ce11"/>
          <table:table-cell table:style-name="ce11" office:value-type="string">
            <text:p>IRLL014NPBF</text:p>
          </table:table-cell>
          <table:table-cell table:style-name="ce51" office:value-type="float" office:value="0.1983">
            <text:p>0,198</text:p>
          </table:table-cell>
          <table:table-cell table:style-name="ce54" table:formula="of:=IF([.I25]=&quot;-&quot;;&quot;&quot;;IF([.A25]=&quot;&quot;;[.J25];[.A25]*[.J25]))" office:value-type="currency" office:currency="EUR" office:value="0.1983">
            <text:p>0,20 €</text:p>
          </table:table-cell>
          <table:table-cell table:style-name="ce60" table:formula="of:=IF(AND([.E25]&lt;&gt;&quot;-&quot;;[.G25]*[.$L$1]&lt;[.K25]);[.G25]*[.$L$1];[.K25])" office:value-type="currency" office:currency="EUR" office:value="0.1983">
            <text:p>0,2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0R/2W</text:p>
          </table:table-cell>
          <table:table-cell table:style-name="ce17" office:value-type="string">
            <text:p>2512</text:p>
          </table:table-cell>
          <table:table-cell table:style-name="ce27" office:value-type="string">
            <text:p>R1</text:p>
          </table:table-cell>
          <table:table-cell table:style-name="ce12" office:value-type="float" office:value="2426585">
            <text:p>2426585</text:p>
          </table:table-cell>
          <table:table-cell table:style-name="ce33" office:value-type="float" office:value="0.0822">
            <text:p>0,082</text:p>
          </table:table-cell>
          <table:table-cell table:style-name="ce41" table:formula="of:=IF([.E26]=&quot;-&quot;;&quot;&quot;;IF([.A26]=&quot;&quot;;[.F26];[.A26]*[.F26]))" office:value-type="currency" office:currency="GBP" office:value="0.0822">
            <text:p>£0,08</text:p>
          </table:table-cell>
          <table:table-cell table:style-name="ce9"/>
          <table:table-cell table:style-name="ce9" office:value-type="string">
            <text:p>WF25P-150R-5%</text:p>
          </table:table-cell>
          <table:table-cell table:style-name="ce33" office:value-type="float" office:value="0.0419">
            <text:p>0,042</text:p>
          </table:table-cell>
          <table:table-cell table:style-name="ce53" table:formula="of:=IF([.I26]=&quot;-&quot;;&quot;&quot;;IF([.A26]=&quot;&quot;;[.J26];[.A26]*[.J26]))" office:value-type="currency" office:currency="EUR" office:value="0.0419">
            <text:p>0,04 €</text:p>
          </table:table-cell>
          <table:table-cell table:style-name="ce60" table:formula="of:=IF(AND([.E26]&lt;&gt;&quot;-&quot;;[.G26]*[.$L$1]&lt;[.K26]);[.G26]*[.$L$1];[.K26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5K6 1%</text:p>
          </table:table-cell>
          <table:table-cell table:style-name="ce20"/>
          <table:table-cell table:style-name="ce28" office:value-type="string">
            <text:p>R10</text:p>
          </table:table-cell>
          <table:table-cell table:style-name="ce30" office:value-type="float" office:value="2447693">
            <text:p>2447693</text:p>
          </table:table-cell>
          <table:table-cell table:style-name="ce36" office:value-type="float" office:value="0.0016">
            <text:p>0,002</text:p>
          </table:table-cell>
          <table:table-cell table:style-name="ce42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11"/>
          <table:table-cell table:style-name="ce11" office:value-type="string">
            <text:p>SMD0805-5K6-1% </text:p>
          </table:table-cell>
          <table:table-cell table:style-name="ce51" office:value-type="float" office:value="0.00828">
            <text:p>0,008</text:p>
          </table:table-cell>
          <table:table-cell table:style-name="ce54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60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0K</text:p>
          </table:table-cell>
          <table:table-cell table:style-name="ce17"/>
          <table:table-cell table:style-name="ce27" office:value-type="string">
            <text:p>R11</text:p>
          </table:table-cell>
          <table:table-cell table:style-name="ce12" office:value-type="float" office:value="9334327">
            <text:p>9334327</text:p>
          </table:table-cell>
          <table:table-cell table:style-name="ce33" office:value-type="float" office:value="0.0093">
            <text:p>0,009</text:p>
          </table:table-cell>
          <table:table-cell table:style-name="ce41" table:formula="of:=IF([.E28]=&quot;-&quot;;&quot;&quot;;IF([.A28]=&quot;&quot;;[.F28];[.A28]*[.F28]))" office:value-type="currency" office:currency="GBP" office:value="0.0093">
            <text:p>£0,01</text:p>
          </table:table-cell>
          <table:table-cell table:style-name="ce9"/>
          <table:table-cell table:style-name="ce9" office:value-type="string">
            <text:p>SMD0805-30K-1%</text:p>
          </table:table-cell>
          <table:table-cell table:style-name="ce33" office:value-type="float" office:value="0.00828">
            <text:p>0,008</text:p>
          </table:table-cell>
          <table:table-cell table:style-name="ce53" table:formula="of:=IF([.I28]=&quot;-&quot;;&quot;&quot;;IF([.A28]=&quot;&quot;;[.J28];[.A28]*[.J28]))" office:value-type="currency" office:currency="EUR" office:value="0.00828">
            <text:p>0,01 €</text:p>
          </table:table-cell>
          <table:table-cell table:style-name="ce60" table:formula="of:=IF(AND([.E28]&lt;&gt;&quot;-&quot;;[.G28]*[.$L$1]&lt;[.K28]);[.G28]*[.$L$1];[.K28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20K</text:p>
          </table:table-cell>
          <table:table-cell table:style-name="ce20"/>
          <table:table-cell table:style-name="ce28" office:value-type="string">
            <text:p>R12</text:p>
          </table:table-cell>
          <table:table-cell table:style-name="ce30" office:value-type="float" office:value="2447603">
            <text:p>2447603</text:p>
          </table:table-cell>
          <table:table-cell table:style-name="ce36" office:value-type="float" office:value="0.0015">
            <text:p>0,002</text:p>
          </table:table-cell>
          <table:table-cell table:style-name="ce42" table:formula="of:=IF([.E29]=&quot;-&quot;;&quot;&quot;;IF([.A29]=&quot;&quot;;[.F29];[.A29]*[.F29]))" office:value-type="currency" office:currency="GBP" office:value="0.0015">
            <text:p>£0,00</text:p>
          </table:table-cell>
          <table:table-cell table:style-name="ce11"/>
          <table:table-cell table:style-name="ce11" office:value-type="string">
            <text:p>SMD0805-20K-1%</text:p>
          </table:table-cell>
          <table:table-cell table:style-name="ce51" office:value-type="float" office:value="0.00821">
            <text:p>0,008</text:p>
          </table:table-cell>
          <table:table-cell table:style-name="ce54" table:formula="of:=IF([.I29]=&quot;-&quot;;&quot;&quot;;IF([.A29]=&quot;&quot;;[.J29];[.A29]*[.J29]))" office:value-type="currency" office:currency="EUR" office:value="0.00821">
            <text:p>0,01 €</text:p>
          </table:table-cell>
          <table:table-cell table:style-name="ce60" table:formula="of:=IF(AND([.E29]&lt;&gt;&quot;-&quot;;[.G29]*[.$L$1]&lt;[.K29]);[.G29]*[.$L$1];[.K29])" office:value-type="currency" office:currency="GBP" office:value="0.00204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8 1%</text:p>
          </table:table-cell>
          <table:table-cell table:style-name="ce17"/>
          <table:table-cell table:style-name="ce27" office:value-type="string">
            <text:p>R13</text:p>
          </table:table-cell>
          <table:table-cell table:style-name="ce12" office:value-type="float" office:value="2447595">
            <text:p>2447595</text:p>
          </table:table-cell>
          <table:table-cell table:style-name="ce33" office:value-type="float" office:value="0.0016">
            <text:p>0,002</text:p>
          </table:table-cell>
          <table:table-cell table:style-name="ce41" table:formula="of:=IF([.E30]=&quot;-&quot;;&quot;&quot;;IF([.A30]=&quot;&quot;;[.F30];[.A30]*[.F30]))" office:value-type="currency" office:currency="GBP" office:value="0.0016">
            <text:p>£0,00</text:p>
          </table:table-cell>
          <table:table-cell table:style-name="ce9"/>
          <table:table-cell table:style-name="ce9" office:value-type="string">
            <text:p>SMD0805-1K8-1% </text:p>
          </table:table-cell>
          <table:table-cell table:style-name="ce33" office:value-type="float" office:value="0.00828">
            <text:p>0,008</text:p>
          </table:table-cell>
          <table:table-cell table:style-name="ce53" table:formula="of:=IF([.I30]=&quot;-&quot;;&quot;&quot;;IF([.A30]=&quot;&quot;;[.J30];[.A30]*[.J30]))" office:value-type="currency" office:currency="EUR" office:value="0.00828">
            <text:p>0,01 €</text:p>
          </table:table-cell>
          <table:table-cell table:style-name="ce60" table:formula="of:=IF(AND([.E30]&lt;&gt;&quot;-&quot;;[.G30]*[.$L$1]&lt;[.K30]);[.G30]*[.$L$1];[.K30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00R</text:p>
          </table:table-cell>
          <table:table-cell table:style-name="ce20"/>
          <table:table-cell table:style-name="ce28" office:value-type="string">
            <text:p>R14</text:p>
          </table:table-cell>
          <table:table-cell table:style-name="ce30" office:value-type="float" office:value="1099793">
            <text:p>1099793</text:p>
          </table:table-cell>
          <table:table-cell table:style-name="ce36" office:value-type="float" office:value="0.024">
            <text:p>0,024</text:p>
          </table:table-cell>
          <table:table-cell table:style-name="ce42" table:formula="of:=IF([.E31]=&quot;-&quot;;&quot;&quot;;IF([.A31]=&quot;&quot;;[.F31];[.A31]*[.F31]))" office:value-type="currency" office:currency="GBP" office:value="0.024">
            <text:p>£0,02</text:p>
          </table:table-cell>
          <table:table-cell table:style-name="ce11"/>
          <table:table-cell table:style-name="ce11" office:value-type="string">
            <text:p>RC0805FR-07100R </text:p>
          </table:table-cell>
          <table:table-cell table:style-name="ce51" office:value-type="float" office:value="0.00701">
            <text:p>0,007</text:p>
          </table:table-cell>
          <table:table-cell table:style-name="ce54" table:formula="of:=IF([.I31]=&quot;-&quot;;&quot;&quot;;IF([.A31]=&quot;&quot;;[.J31];[.A31]*[.J31]))" office:value-type="currency" office:currency="EUR" office:value="0.00701">
            <text:p>0,01 €</text:p>
          </table:table-cell>
          <table:table-cell table:style-name="ce60" table:formula="of:=IF(AND([.E31]&lt;&gt;&quot;-&quot;;[.G31]*[.$L$1]&lt;[.K31]);[.G31]*[.$L$1];[.K31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7K</text:p>
          </table:table-cell>
          <table:table-cell table:style-name="ce17"/>
          <table:table-cell table:style-name="ce27" office:value-type="string">
            <text:p>R15</text:p>
          </table:table-cell>
          <table:table-cell table:style-name="ce12" office:value-type="float" office:value="2447664">
            <text:p>2447664</text:p>
          </table:table-cell>
          <table:table-cell table:style-name="ce33" office:value-type="float" office:value="0.002">
            <text:p>0,002</text:p>
          </table:table-cell>
          <table:table-cell table:style-name="ce41" table:formula="of:=IF([.E32]=&quot;-&quot;;&quot;&quot;;IF([.A32]=&quot;&quot;;[.F32];[.A32]*[.F32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RC0805FR-0747K </text:p>
          </table:table-cell>
          <table:table-cell table:style-name="ce33" office:value-type="float" office:value="0.00696">
            <text:p>0,007</text:p>
          </table:table-cell>
          <table:table-cell table:style-name="ce53" table:formula="of:=IF([.I32]=&quot;-&quot;;&quot;&quot;;IF([.A32]=&quot;&quot;;[.J32];[.A32]*[.J32]))" office:value-type="currency" office:currency="EUR" office:value="0.00696">
            <text:p>0,01 €</text:p>
          </table:table-cell>
          <table:table-cell table:style-name="ce60" table:formula="of:=IF(AND([.E32]&lt;&gt;&quot;-&quot;;[.G32]*[.$L$1]&lt;[.K32]);[.G32]*[.$L$1];[.K32])" office:value-type="currency" office:currency="GBP" office:value="0.00272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K</text:p>
          </table:table-cell>
          <table:table-cell table:style-name="ce20"/>
          <table:table-cell table:style-name="ce28" office:value-type="string">
            <text:p>R16</text:p>
          </table:table-cell>
          <table:table-cell table:style-name="ce30" office:value-type="float" office:value="1099800">
            <text:p>1099800</text:p>
          </table:table-cell>
          <table:table-cell table:style-name="ce36" office:value-type="float" office:value="0.024">
            <text:p>0,024</text:p>
          </table:table-cell>
          <table:table-cell table:style-name="ce42" table:formula="of:=IF([.E33]=&quot;-&quot;;&quot;&quot;;IF([.A33]=&quot;&quot;;[.F33];[.A33]*[.F33]))" office:value-type="currency" office:currency="GBP" office:value="0.024">
            <text:p>£0,02</text:p>
          </table:table-cell>
          <table:table-cell table:style-name="ce11"/>
          <table:table-cell table:style-name="ce11" office:value-type="string">
            <text:p>RC0805FR-071K </text:p>
          </table:table-cell>
          <table:table-cell table:style-name="ce51" office:value-type="float" office:value="0.00701">
            <text:p>0,007</text:p>
          </table:table-cell>
          <table:table-cell table:style-name="ce54" table:formula="of:=IF([.I33]=&quot;-&quot;;&quot;&quot;;IF([.A33]=&quot;&quot;;[.J33];[.A33]*[.J33]))" office:value-type="currency" office:currency="EUR" office:value="0.00701">
            <text:p>0,01 €</text:p>
          </table:table-cell>
          <table:table-cell table:style-name="ce60" table:formula="of:=IF(AND([.E33]&lt;&gt;&quot;-&quot;;[.G33]*[.$L$1]&lt;[.K33]);[.G33]*[.$L$1];[.K33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</text:p>
          </table:table-cell>
          <table:table-cell table:style-name="ce17"/>
          <table:table-cell table:style-name="ce27" office:value-type="string">
            <text:p>R17</text:p>
          </table:table-cell>
          <table:table-cell table:style-name="ce12" office:value-type="float" office:value="2447693">
            <text:p>2447693</text:p>
          </table:table-cell>
          <table:table-cell table:style-name="ce33" office:value-type="float" office:value="0.002">
            <text:p>0,002</text:p>
          </table:table-cell>
          <table:table-cell table:style-name="ce41" table:formula="of:=IF([.E34]=&quot;-&quot;;&quot;&quot;;IF([.A34]=&quot;&quot;;[.F34];[.A34]*[.F34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RC0805FR-075K6 </text:p>
          </table:table-cell>
          <table:table-cell table:style-name="ce33" office:value-type="float" office:value="0.0069">
            <text:p>0,007</text:p>
          </table:table-cell>
          <table:table-cell table:style-name="ce53" table:formula="of:=IF([.I34]=&quot;-&quot;;&quot;&quot;;IF([.A34]=&quot;&quot;;[.J34];[.A34]*[.J34]))" office:value-type="currency" office:currency="EUR" office:value="0.0069">
            <text:p>0,01 €</text:p>
          </table:table-cell>
          <table:table-cell table:style-name="ce60" table:formula="of:=IF(AND([.E34]&lt;&gt;&quot;-&quot;;[.G34]*[.$L$1]&lt;[.K34]);[.G34]*[.$L$1];[.K34])" office:value-type="currency" office:currency="GBP" office:value="0.00272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0K</text:p>
          </table:table-cell>
          <table:table-cell table:style-name="ce20"/>
          <table:table-cell table:style-name="ce28" office:value-type="string">
            <text:p>R18</text:p>
          </table:table-cell>
          <table:table-cell table:style-name="ce30" office:value-type="float" office:value="9237755">
            <text:p>9237755</text:p>
          </table:table-cell>
          <table:table-cell table:style-name="ce36" office:value-type="float" office:value="0.009">
            <text:p>0,009</text:p>
          </table:table-cell>
          <table:table-cell table:style-name="ce42" table:formula="of:=IF([.E35]=&quot;-&quot;;&quot;&quot;;IF([.A35]=&quot;&quot;;[.F35];[.A35]*[.F35]))" office:value-type="currency" office:currency="GBP" office:value="0.009">
            <text:p>£0,01</text:p>
          </table:table-cell>
          <table:table-cell table:style-name="ce11"/>
          <table:table-cell table:style-name="ce11" office:value-type="string">
            <text:p>RC0805FR-0710K </text:p>
          </table:table-cell>
          <table:table-cell table:style-name="ce51" office:value-type="float" office:value="0.00603">
            <text:p>0,006</text:p>
          </table:table-cell>
          <table:table-cell table:style-name="ce54" table:formula="of:=IF([.I35]=&quot;-&quot;;&quot;&quot;;IF([.A35]=&quot;&quot;;[.J35];[.A35]*[.J35]))" office:value-type="currency" office:currency="EUR" office:value="0.00603">
            <text:p>0,01 €</text:p>
          </table:table-cell>
          <table:table-cell table:style-name="ce60" table:formula="of:=IF(AND([.E35]&lt;&gt;&quot;-&quot;;[.G35]*[.$L$1]&lt;[.K35]);[.G35]*[.$L$1];[.K35])" office:value-type="currency" office:currency="EUR" office:value="0.00603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17"/>
          <table:table-cell table:style-name="ce27" office:value-type="string">
            <text:p>R2</text:p>
          </table:table-cell>
          <table:table-cell table:style-name="ce12" office:value-type="float" office:value="1687978">
            <text:p>1687978</text:p>
          </table:table-cell>
          <table:table-cell table:style-name="ce33" office:value-type="float" office:value="0.327">
            <text:p>0,327</text:p>
          </table:table-cell>
          <table:table-cell table:style-name="ce41" table:formula="of:=IF([.E36]=&quot;-&quot;;&quot;&quot;;IF([.A36]=&quot;&quot;;[.F36];[.A36]*[.F36]))" office:value-type="currency" office:currency="GBP" office:value="0.327">
            <text:p>£0,33</text:p>
          </table:table-cell>
          <table:table-cell table:style-name="ce9"/>
          <table:table-cell table:style-name="ce9" office:value-type="string">
            <text:p>CRL7W-22R </text:p>
          </table:table-cell>
          <table:table-cell table:style-name="ce33" office:value-type="float" office:value="0.10924">
            <text:p>0,109</text:p>
          </table:table-cell>
          <table:table-cell table:style-name="ce53" table:formula="of:=IF([.I36]=&quot;-&quot;;&quot;&quot;;IF([.A36]=&quot;&quot;;[.J36];[.A36]*[.J36]))" office:value-type="currency" office:currency="EUR" office:value="0.10924">
            <text:p>0,11 €</text:p>
          </table:table-cell>
          <table:table-cell table:style-name="ce60" table:formula="of:=IF(AND([.E36]&lt;&gt;&quot;-&quot;;[.G36]*[.$L$1]&lt;[.K36]);[.G36]*[.$L$1];[.K36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330R/2W</text:p>
          </table:table-cell>
          <table:table-cell table:style-name="ce20" office:value-type="string">
            <text:p>2512</text:p>
          </table:table-cell>
          <table:table-cell table:style-name="ce28" office:value-type="string">
            <text:p>R3, R5</text:p>
          </table:table-cell>
          <table:table-cell table:style-name="ce30" office:value-type="float" office:value="2426593">
            <text:p>2426593</text:p>
          </table:table-cell>
          <table:table-cell table:style-name="ce36" office:value-type="float" office:value="0.0658">
            <text:p>0,066</text:p>
          </table:table-cell>
          <table:table-cell table:style-name="ce42" table:formula="of:=IF([.E37]=&quot;-&quot;;&quot;&quot;;IF([.A37]=&quot;&quot;;[.F37];[.A37]*[.F37]))" office:value-type="currency" office:currency="GBP" office:value="0.1316">
            <text:p>£0,13</text:p>
          </table:table-cell>
          <table:table-cell table:style-name="ce11"/>
          <table:table-cell table:style-name="ce11" office:value-type="string">
            <text:p>WF25P-330R-5% </text:p>
          </table:table-cell>
          <table:table-cell table:style-name="ce51" office:value-type="float" office:value="0.0419">
            <text:p>0,042</text:p>
          </table:table-cell>
          <table:table-cell table:style-name="ce54" table:formula="of:=IF([.I37]=&quot;-&quot;;&quot;&quot;;IF([.A37]=&quot;&quot;;[.J37];[.A37]*[.J37]))" office:value-type="currency" office:currency="EUR" office:value="0.0838">
            <text:p>0,08 €</text:p>
          </table:table-cell>
          <table:table-cell table:style-name="ce60" table:formula="of:=IF(AND([.E37]&lt;&gt;&quot;-&quot;;[.G37]*[.$L$1]&lt;[.K37]);[.G37]*[.$L$1];[.K37])" office:value-type="currency" office:currency="EUR" office:value="0.0838">
            <text:p>0,08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17"/>
          <table:table-cell table:style-name="ce27" office:value-type="string">
            <text:p>R4, R6</text:p>
          </table:table-cell>
          <table:table-cell table:style-name="ce12" office:value-type="float" office:value="2332064">
            <text:p>2332064</text:p>
          </table:table-cell>
          <table:table-cell table:style-name="ce33" office:value-type="float" office:value="0.0158">
            <text:p>0,016</text:p>
          </table:table-cell>
          <table:table-cell table:style-name="ce41" table:formula="of:=IF([.E38]=&quot;-&quot;;&quot;&quot;;IF([.A38]=&quot;&quot;;[.F38];[.A38]*[.F38]))" office:value-type="currency" office:currency="GBP" office:value="0.0316">
            <text:p>£0,03</text:p>
          </table:table-cell>
          <table:table-cell table:style-name="ce9"/>
          <table:table-cell table:style-name="ce9" office:value-type="string">
            <text:p>CRCW0805270RFKTABC</text:p>
          </table:table-cell>
          <table:table-cell table:style-name="ce33" office:value-type="float" office:value="0.00766">
            <text:p>0,008</text:p>
          </table:table-cell>
          <table:table-cell table:style-name="ce53" table:formula="of:=IF([.I38]=&quot;-&quot;;&quot;&quot;;IF([.A38]=&quot;&quot;;[.J38];[.A38]*[.J38]))" office:value-type="currency" office:currency="EUR" office:value="0.01532">
            <text:p>0,02 €</text:p>
          </table:table-cell>
          <table:table-cell table:style-name="ce60" table:formula="of:=IF(AND([.E38]&lt;&gt;&quot;-&quot;;[.G38]*[.$L$1]&lt;[.K38]);[.G38]*[.$L$1];[.K38])" office:value-type="currency" office:currency="EUR" office:value="0.0153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5K</text:p>
          </table:table-cell>
          <table:table-cell table:style-name="ce20"/>
          <table:table-cell table:style-name="ce28" office:value-type="string">
            <text:p>R7</text:p>
          </table:table-cell>
          <table:table-cell table:style-name="ce30" office:value-type="float" office:value="2447575">
            <text:p>2447575</text:p>
          </table:table-cell>
          <table:table-cell table:style-name="ce36" office:value-type="float" office:value="0.0018">
            <text:p>0,002</text:p>
          </table:table-cell>
          <table:table-cell table:style-name="ce42" table:formula="of:=IF([.E39]=&quot;-&quot;;&quot;&quot;;IF([.A39]=&quot;&quot;;[.F39];[.A39]*[.F39]))" office:value-type="currency" office:currency="GBP" office:value="0.0018">
            <text:p>£0,00</text:p>
          </table:table-cell>
          <table:table-cell table:style-name="ce11"/>
          <table:table-cell table:style-name="ce11" office:value-type="string">
            <text:p>SMD0805-15K-1%</text:p>
          </table:table-cell>
          <table:table-cell table:style-name="ce51" office:value-type="float" office:value="0.00828">
            <text:p>0,008</text:p>
          </table:table-cell>
          <table:table-cell table:style-name="ce54" table:formula="of:=IF([.I39]=&quot;-&quot;;&quot;&quot;;IF([.A39]=&quot;&quot;;[.J39];[.A39]*[.J39]))" office:value-type="currency" office:currency="EUR" office:value="0.00828">
            <text:p>0,01 €</text:p>
          </table:table-cell>
          <table:table-cell table:style-name="ce60" table:formula="of:=IF(AND([.E39]&lt;&gt;&quot;-&quot;;[.G39]*[.$L$1]&lt;[.K39]);[.G39]*[.$L$1];[.K39])" office:value-type="currency" office:currency="GBP" office:value="0.002448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17"/>
          <table:table-cell table:style-name="ce27" office:value-type="string">
            <text:p>R8</text:p>
          </table:table-cell>
          <table:table-cell table:style-name="ce12" office:value-type="float" office:value="2447623">
            <text:p>2447623</text:p>
          </table:table-cell>
          <table:table-cell table:style-name="ce33" office:value-type="float" office:value="0.0015">
            <text:p>0,002</text:p>
          </table:table-cell>
          <table:table-cell table:style-name="ce41" table:formula="of:=IF([.E40]=&quot;-&quot;;&quot;&quot;;IF([.A40]=&quot;&quot;;[.F40];[.A40]*[.F40]))" office:value-type="currency" office:currency="GBP" office:value="0.0015">
            <text:p>£0,00</text:p>
          </table:table-cell>
          <table:table-cell table:style-name="ce9"/>
          <table:table-cell table:style-name="ce9" office:value-type="string">
            <text:p>SMD0805-2K2-1%</text:p>
          </table:table-cell>
          <table:table-cell table:style-name="ce33" office:value-type="float" office:value="0.00821">
            <text:p>0,008</text:p>
          </table:table-cell>
          <table:table-cell table:style-name="ce53" table:formula="of:=IF([.I40]=&quot;-&quot;;&quot;&quot;;IF([.A40]=&quot;&quot;;[.J40];[.A40]*[.J40]))" office:value-type="currency" office:currency="EUR" office:value="0.00821">
            <text:p>0,01 €</text:p>
          </table:table-cell>
          <table:table-cell table:style-name="ce60" table:formula="of:=IF(AND([.E40]&lt;&gt;&quot;-&quot;;[.G40]*[.$L$1]&lt;[.K40]);[.G40]*[.$L$1];[.K40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0R</text:p>
          </table:table-cell>
          <table:table-cell table:style-name="ce20" office:value-type="string">
            <text:p>1206, 500mW</text:p>
          </table:table-cell>
          <table:table-cell table:style-name="ce28" office:value-type="string">
            <text:p>R9</text:p>
          </table:table-cell>
          <table:table-cell table:style-name="ce30" office:value-type="float" office:value="2331837">
            <text:p>2331837</text:p>
          </table:table-cell>
          <table:table-cell table:style-name="ce36" office:value-type="float" office:value="0.0317">
            <text:p>0,032</text:p>
          </table:table-cell>
          <table:table-cell table:style-name="ce42" table:formula="of:=IF([.E41]=&quot;-&quot;;&quot;&quot;;IF([.A41]=&quot;&quot;;[.F41];[.A41]*[.F41]))" office:value-type="currency" office:currency="GBP" office:value="0.0317">
            <text:p>£0,03</text:p>
          </table:table-cell>
          <table:table-cell table:style-name="ce11"/>
          <table:table-cell table:style-name="ce11" office:value-type="string">
            <text:p>CRCW120610R0FKTABC</text:p>
          </table:table-cell>
          <table:table-cell table:style-name="ce51" office:value-type="float" office:value="0.00844">
            <text:p>0,008</text:p>
          </table:table-cell>
          <table:table-cell table:style-name="ce54" table:formula="of:=IF([.I41]=&quot;-&quot;;&quot;&quot;;IF([.A41]=&quot;&quot;;[.J41];[.A41]*[.J41]))" office:value-type="currency" office:currency="EUR" office:value="0.00844">
            <text:p>0,01 €</text:p>
          </table:table-cell>
          <table:table-cell table:style-name="ce60" table:formula="of:=IF(AND([.E41]&lt;&gt;&quot;-&quot;;[.G41]*[.$L$1]&lt;[.K41]);[.G41]*[.$L$1];[.K41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17" office:value-type="string">
            <text:p>470V</text:p>
          </table:table-cell>
          <table:table-cell table:style-name="ce27" office:value-type="string">
            <text:p>SAR1</text:p>
          </table:table-cell>
          <table:table-cell table:style-name="ce12" office:value-type="float" office:value="1846854">
            <text:p>1846854</text:p>
          </table:table-cell>
          <table:table-cell table:style-name="ce33" office:value-type="float" office:value="1.39">
            <text:p>1,390</text:p>
          </table:table-cell>
          <table:table-cell table:style-name="ce41" table:formula="of:=IF([.E42]=&quot;-&quot;;&quot;&quot;;IF([.A42]=&quot;&quot;;[.F42];[.A42]*[.F42]))" office:value-type="currency" office:currency="GBP" office:value="1.39">
            <text:p>£1,39</text:p>
          </table:table-cell>
          <table:table-cell table:style-name="ce9"/>
          <table:table-cell table:style-name="ce9" office:value-type="string">
            <text:p>CG2-470L</text:p>
          </table:table-cell>
          <table:table-cell table:style-name="ce33" office:value-type="float" office:value="1.457">
            <text:p>1,457</text:p>
          </table:table-cell>
          <table:table-cell table:style-name="ce53" table:formula="of:=IF([.I42]=&quot;-&quot;;&quot;&quot;;IF([.A42]=&quot;&quot;;[.J42];[.A42]*[.J42]))" office:value-type="currency" office:currency="EUR" office:value="1.457">
            <text:p>1,46 €</text:p>
          </table:table-cell>
          <table:table-cell table:style-name="ce60" table:formula="of:=IF(AND([.E42]&lt;&gt;&quot;-&quot;;[.G42]*[.$L$1]&lt;[.K42]);[.G42]*[.$L$1];[.K42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12V/6VA</text:p>
          </table:table-cell>
          <table:table-cell table:style-name="ce20"/>
          <table:table-cell table:style-name="ce28" office:value-type="string">
            <text:p>TR1</text:p>
          </table:table-cell>
          <table:table-cell table:style-name="ce30" office:value-type="float" office:value="1712704">
            <text:p>1712704</text:p>
          </table:table-cell>
          <table:table-cell table:style-name="ce36" office:value-type="float" office:value="6.1">
            <text:p>6,100</text:p>
          </table:table-cell>
          <table:table-cell table:style-name="ce42" table:formula="of:=IF([.E43]=&quot;-&quot;;&quot;&quot;;IF([.A43]=&quot;&quot;;[.F43];[.A43]*[.F43]))" office:value-type="currency" office:currency="GBP" office:value="6.1">
            <text:p>£6,10</text:p>
          </table:table-cell>
          <table:table-cell table:style-name="ce11"/>
          <table:table-cell table:style-name="ce11" office:value-type="string">
            <text:p>TEZ6/D/12V </text:p>
          </table:table-cell>
          <table:table-cell table:style-name="ce51" office:value-type="float" office:value="2.95">
            <text:p>2,950</text:p>
          </table:table-cell>
          <table:table-cell table:style-name="ce54" table:formula="of:=IF([.I43]=&quot;-&quot;;&quot;&quot;;IF([.A43]=&quot;&quot;;[.J43];[.A43]*[.J43]))" office:value-type="currency" office:currency="EUR" office:value="2.95">
            <text:p>2,95 €</text:p>
          </table:table-cell>
          <table:table-cell table:style-name="ce60" table:formula="of:=IF(AND([.E43]&lt;&gt;&quot;-&quot;;[.G43]*[.$L$1]&lt;[.K43]);[.G43]*[.$L$1];[.K43])" office:value-type="currency" office:currency="EUR" office:value="2.95">
            <text:p>2,9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20K275</text:p>
          </table:table-cell>
          <table:table-cell table:style-name="ce17" office:value-type="string">
            <text:p>275V</text:p>
          </table:table-cell>
          <table:table-cell table:style-name="ce27" office:value-type="string">
            <text:p>VAR1, VAR2</text:p>
          </table:table-cell>
          <table:table-cell table:style-name="ce12" office:value-type="float" office:value="1004363">
            <text:p>1004363</text:p>
          </table:table-cell>
          <table:table-cell table:style-name="ce33" office:value-type="float" office:value="0.578">
            <text:p>0,578</text:p>
          </table:table-cell>
          <table:table-cell table:style-name="ce41" table:formula="of:=IF([.E44]=&quot;-&quot;;&quot;&quot;;IF([.A44]=&quot;&quot;;[.F44];[.A44]*[.F44]))" office:value-type="currency" office:currency="GBP" office:value="1.156">
            <text:p>£1,16</text:p>
          </table:table-cell>
          <table:table-cell table:style-name="ce9"/>
          <table:table-cell table:style-name="ce9" office:value-type="string">
            <text:p>SIOV-S20K275</text:p>
          </table:table-cell>
          <table:table-cell table:style-name="ce33" office:value-type="float" office:value="0.4354">
            <text:p>0,435</text:p>
          </table:table-cell>
          <table:table-cell table:style-name="ce53" table:formula="of:=IF([.I44]=&quot;-&quot;;&quot;&quot;;IF([.A44]=&quot;&quot;;[.J44];[.A44]*[.J44]))" office:value-type="currency" office:currency="EUR" office:value="0.8708">
            <text:p>0,87 €</text:p>
          </table:table-cell>
          <table:table-cell table:style-name="ce60" table:formula="of:=IF(AND([.E44]&lt;&gt;&quot;-&quot;;[.G44]*[.$L$1]&lt;[.K44]);[.G44]*[.$L$1];[.K44])" office:value-type="currency" office:currency="EUR" office:value="0.8708">
            <text:p>0,8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Terminal block 5-way, 1.5mm2, 5mm</text:p>
          </table:table-cell>
          <table:table-cell table:style-name="ce20"/>
          <table:table-cell table:style-name="ce28" office:value-type="string">
            <text:p>X1</text:p>
          </table:table-cell>
          <table:table-cell table:style-name="ce30" office:value-type="float" office:value="1793678">
            <text:p>1793678</text:p>
          </table:table-cell>
          <table:table-cell table:style-name="ce36" office:value-type="float" office:value="0.627">
            <text:p>0,627</text:p>
          </table:table-cell>
          <table:table-cell table:style-name="ce42" table:formula="of:=IF([.E45]=&quot;-&quot;;&quot;&quot;;IF([.A45]=&quot;&quot;;[.F45];[.A45]*[.F45]))" office:value-type="currency" office:currency="GBP" office:value="0.627">
            <text:p>£0,63</text:p>
          </table:table-cell>
          <table:table-cell table:style-name="ce11"/>
          <table:table-cell table:style-name="ce11" office:value-type="string">
            <text:p>282836-5</text:p>
          </table:table-cell>
          <table:table-cell table:style-name="ce51" office:value-type="float" office:value="0.77">
            <text:p>0,770</text:p>
          </table:table-cell>
          <table:table-cell table:style-name="ce54" table:formula="of:=IF([.I45]=&quot;-&quot;;&quot;&quot;;IF([.A45]=&quot;&quot;;[.J45];[.A45]*[.J45]))" office:value-type="currency" office:currency="EUR" office:value="0.77">
            <text:p>0,77 €</text:p>
          </table:table-cell>
          <table:table-cell table:style-name="ce60" table:formula="of:=IF(AND([.E45]&lt;&gt;&quot;-&quot;;[.G45]*[.$L$1]&lt;[.K45]);[.G45]*[.$L$1];[.K45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2" office:value-type="float" office:value="9185067324">
            <text:p>9185067324</text:p>
          </table:table-cell>
          <table:table-cell table:style-name="ce17" office:value-type="string">
            <text:p>IDC 6-pin</text:p>
          </table:table-cell>
          <table:table-cell table:style-name="ce27" office:value-type="string">
            <text:p>X2</text:p>
          </table:table-cell>
          <table:table-cell table:style-name="ce12" office:value-type="float" office:value="1096984">
            <text:p>1096984</text:p>
          </table:table-cell>
          <table:table-cell table:style-name="ce33" office:value-type="float" office:value="0.745">
            <text:p>0,745</text:p>
          </table:table-cell>
          <table:table-cell table:style-name="ce41" table:formula="of:=IF([.E46]=&quot;-&quot;;&quot;&quot;;IF([.A46]=&quot;&quot;;[.F46];[.A46]*[.F46]))" office:value-type="currency" office:currency="GBP" office:value="0.745">
            <text:p>£0,75</text:p>
          </table:table-cell>
          <table:table-cell table:style-name="ce9"/>
          <table:table-cell table:style-name="ce9" office:value-type="string">
            <text:p>T821-1-06-S1</text:p>
          </table:table-cell>
          <table:table-cell table:style-name="ce33" office:value-type="float" office:value="0.2382">
            <text:p>0,238</text:p>
          </table:table-cell>
          <table:table-cell table:style-name="ce53" table:formula="of:=IF([.I46]=&quot;-&quot;;&quot;&quot;;IF([.A46]=&quot;&quot;;[.J46];[.A46]*[.J46]))" office:value-type="currency" office:currency="EUR" office:value="0.2382">
            <text:p>0,24 €</text:p>
          </table:table-cell>
          <table:table-cell table:style-name="ce60" table:formula="of:=IF(AND([.E46]&lt;&gt;&quot;-&quot;;[.G46]*[.$L$1]&lt;[.K46]);[.G46]*[.$L$1];[.K46])" office:value-type="currency" office:currency="EUR" office:value="0.2382">
            <text:p>0,2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3-pin 0.1” socket</text:p>
          </table:table-cell>
          <table:table-cell table:style-name="ce20" office:value-type="string">
            <text:p>22-23-2031</text:p>
          </table:table-cell>
          <table:table-cell table:style-name="ce28" office:value-type="string">
            <text:p>X3, X4</text:p>
          </table:table-cell>
          <table:table-cell table:style-name="ce30" office:value-type="float" office:value="1462950">
            <text:p>1462950</text:p>
          </table:table-cell>
          <table:table-cell table:style-name="ce36" office:value-type="float" office:value="0.616">
            <text:p>0,616</text:p>
          </table:table-cell>
          <table:table-cell table:style-name="ce42" table:formula="of:=IF([.E47]=&quot;-&quot;;&quot;&quot;;IF([.A47]=&quot;&quot;;[.F47];[.A47]*[.F47]))" office:value-type="currency" office:currency="GBP" office:value="1.232">
            <text:p>£1,23</text:p>
          </table:table-cell>
          <table:table-cell table:style-name="ce11"/>
          <table:table-cell table:style-name="ce11" office:value-type="string">
            <text:p>MX-22-23-2031 </text:p>
          </table:table-cell>
          <table:table-cell table:style-name="ce51" office:value-type="float" office:value="0.07">
            <text:p>0,070</text:p>
          </table:table-cell>
          <table:table-cell table:style-name="ce54" table:formula="of:=IF([.I47]=&quot;-&quot;;&quot;&quot;;IF([.A47]=&quot;&quot;;[.J47];[.A47]*[.J47]))" office:value-type="currency" office:currency="EUR" office:value="0.14">
            <text:p>0,14 €</text:p>
          </table:table-cell>
          <table:table-cell table:style-name="ce60" table:formula="of:=IF(AND([.E47]&lt;&gt;&quot;-&quot;;[.G47]*[.$L$1]&lt;[.K47]);[.G47]*[.$L$1];[.K47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17"/>
          <table:table-cell table:style-name="ce27" office:value-type="string">
            <text:p>ZD1, ZD2</text:p>
          </table:table-cell>
          <table:table-cell table:style-name="ce12" office:value-type="float" office:value="2341650">
            <text:p>2341650</text:p>
          </table:table-cell>
          <table:table-cell table:style-name="ce33" office:value-type="float" office:value="0.304">
            <text:p>0,304</text:p>
          </table:table-cell>
          <table:table-cell table:style-name="ce41" table:formula="of:=IF([.E48]=&quot;-&quot;;&quot;&quot;;IF([.A48]=&quot;&quot;;[.F48];[.A48]*[.F48]))" office:value-type="currency" office:currency="GBP" office:value="0.608">
            <text:p>£0,61</text:p>
          </table:table-cell>
          <table:table-cell table:style-name="ce9"/>
          <table:table-cell table:style-name="ce9" office:value-type="string">
            <text:p>1.5KE400CA</text:p>
          </table:table-cell>
          <table:table-cell table:style-name="ce33" office:value-type="float" office:value="0.2391">
            <text:p>0,239</text:p>
          </table:table-cell>
          <table:table-cell table:style-name="ce53" table:formula="of:=IF([.I48]=&quot;-&quot;;&quot;&quot;;IF([.A48]=&quot;&quot;;[.J48];[.A48]*[.J48]))" office:value-type="currency" office:currency="EUR" office:value="0.4782">
            <text:p>0,48 €</text:p>
          </table:table-cell>
          <table:table-cell table:style-name="ce60" table:formula="of:=IF(AND([.E48]&lt;&gt;&quot;-&quot;;[.G48]*[.$L$1]&lt;[.K48]);[.G48]*[.$L$1];[.K48])" office:value-type="currency" office:currency="EUR" office:value="0.4782">
            <text:p>0,48 €</text:p>
          </table:table-cell>
        </table:table-row>
        <table:table-row table:style-name="ro3">
          <table:table-cell table:number-columns-repeated="6"/>
          <table:table-cell table:style-name="ce43" table:formula="of:=SUM([.G4:.G48])" office:value-type="currency" office:currency="GBP" office:value="30.1221">
            <text:p>£30,12</text:p>
          </table:table-cell>
          <table:table-cell table:number-columns-repeated="3"/>
          <table:table-cell table:style-name="ce43" table:formula="of:=SUM([.K4:.K48])" office:value-type="currency" office:currency="EUR" office:value="0">
            <text:p>Err:508</text:p>
          </table:table-cell>
          <table:table-cell table:style-name="ce43" table:formula="of:=SUM([.L4:.L48])" office:value-type="currency" office:currency="EUR" office:value="0">
            <text:p>Err:508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style-name="ce2"/>
          <table:table-cell table:style-name="ce13" office:value-type="string" table:number-columns-spanned="11" table:number-rows-spanned="1">
            <text:p>115VAC input</text:p>
          </table:table-cell>
          <table:covered-table-cell table:number-columns-repeated="3" table:style-name="ce22"/>
          <table:covered-table-cell table:number-columns-repeated="3" table:style-name="ce37"/>
          <table:covered-table-cell table:style-name="ce22"/>
          <table:covered-table-cell table:number-columns-repeated="3" table:style-name="ce3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4" office:value-type="string">
            <text:p>2027-23-BLF</text:p>
          </table:table-cell>
          <table:table-cell table:style-name="ce23"/>
          <table:table-cell table:style-name="ce23" office:value-type="string">
            <text:p>SAR1</text:p>
          </table:table-cell>
          <table:table-cell table:style-name="ce12" office:value-type="float" office:value="1780455">
            <text:p>1780455</text:p>
          </table:table-cell>
          <table:table-cell table:style-name="ce38" office:value-type="float" office:value="1.393">
            <text:p>1,393</text:p>
          </table:table-cell>
          <table:table-cell table:style-name="ce44" table:formula="of:=IF([.E52]=&quot;-&quot;;&quot;&quot;;IF([.A52]=&quot;&quot;;[.F52];[.A52]*[.F52]))" office:value-type="currency" office:currency="GBP" office:value="1.393">
            <text:p>£1,39</text:p>
          </table:table-cell>
          <table:table-cell table:style-name="ce47"/>
          <table:table-cell table:style-name="ce23" office:value-type="string">
            <text:p>CG2-230L</text:p>
          </table:table-cell>
          <table:table-cell table:style-name="ce38" office:value-type="float" office:value="1.23">
            <text:p>1,230</text:p>
          </table:table-cell>
          <table:table-cell table:style-name="ce55" table:formula="of:=IF([.I52]=&quot;-&quot;;&quot;&quot;;IF([.A52]=&quot;&quot;;[.J52];[.A52]*[.J52]))" office:value-type="currency" office:currency="EUR" office:value="1.23">
            <text:p>1,23 €</text:p>
          </table:table-cell>
          <table:table-cell table:style-name="ce61" table:formula="of:=IF(AND([.E52]&lt;&gt;&quot;-&quot;;[.G52]*[.$L$1]&lt;[.K52]);[.G52]*[.$L$1];[.K52])" office:value-type="currency" office:currency="EUR" office:value="1.23">
            <text:p>1,23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S20K140</text:p>
          </table:table-cell>
          <table:table-cell table:style-name="ce24" office:value-type="string">
            <text:p>Varistor</text:p>
          </table:table-cell>
          <table:table-cell table:style-name="ce25" office:value-type="string">
            <text:p>VAR1, VAR2</text:p>
          </table:table-cell>
          <table:table-cell table:style-name="ce30" office:value-type="float" office:value="1004387">
            <text:p>1004387</text:p>
          </table:table-cell>
          <table:table-cell table:style-name="ce36" office:value-type="float" office:value="0.742">
            <text:p>0,742</text:p>
          </table:table-cell>
          <table:table-cell table:style-name="ce42" table:formula="of:=IF([.E53]=&quot;-&quot;;&quot;&quot;;IF([.A53]=&quot;&quot;;[.F53];[.A53]*[.F53]))" office:value-type="currency" office:currency="GBP" office:value="1.484">
            <text:p>£1,48</text:p>
          </table:table-cell>
          <table:table-cell table:style-name="ce11"/>
          <table:table-cell table:style-name="ce11" office:value-type="string">
            <text:p>SIOV-S20K140</text:p>
          </table:table-cell>
          <table:table-cell table:style-name="ce36" office:value-type="float" office:value="0.69">
            <text:p>0,690</text:p>
          </table:table-cell>
          <table:table-cell table:style-name="ce56" table:formula="of:=IF([.I53]=&quot;-&quot;;&quot;&quot;;IF([.A53]=&quot;&quot;;[.J53];[.A53]*[.J53]))" office:value-type="currency" office:currency="EUR" office:value="1.38">
            <text:p>1,38 €</text:p>
          </table:table-cell>
          <table:table-cell table:style-name="ce61" table:formula="of:=IF(AND([.E53]&lt;&gt;&quot;-&quot;;[.G53]*[.$L$1]&lt;[.K53]);[.G53]*[.$L$1];[.K53])" office:value-type="currency" office:currency="EUR" office:value="1.38">
            <text:p>1,38 €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4" office:value-type="string">
            <text:p>1.5KE200CA</text:p>
          </table:table-cell>
          <table:table-cell table:style-name="ce23"/>
          <table:table-cell table:style-name="ce23" office:value-type="string">
            <text:p>ZD1, ZD2</text:p>
          </table:table-cell>
          <table:table-cell table:style-name="ce12" office:value-type="float" office:value="1837117">
            <text:p>1837117</text:p>
          </table:table-cell>
          <table:table-cell table:style-name="ce38" office:value-type="float" office:value="0.383">
            <text:p>0,383</text:p>
          </table:table-cell>
          <table:table-cell table:style-name="ce44" table:formula="of:=IF([.E54]=&quot;-&quot;;&quot;&quot;;IF([.A54]=&quot;&quot;;[.F54];[.A54]*[.F54]))" office:value-type="currency" office:currency="GBP" office:value="0.766">
            <text:p>£0,77</text:p>
          </table:table-cell>
          <table:table-cell table:style-name="ce47"/>
          <table:table-cell table:style-name="ce23" office:value-type="string">
            <text:p>1.5KE200CA</text:p>
          </table:table-cell>
          <table:table-cell table:style-name="ce38" office:value-type="float" office:value="0.04">
            <text:p>0,040</text:p>
          </table:table-cell>
          <table:table-cell table:style-name="ce55" table:formula="of:=IF([.I54]=&quot;-&quot;;&quot;&quot;;IF([.A54]=&quot;&quot;;[.J54];[.A54]*[.J54]))" office:value-type="currency" office:currency="EUR" office:value="0.08">
            <text:p>0,08 €</text:p>
          </table:table-cell>
          <table:table-cell table:style-name="ce61" table:formula="of:=IF(AND([.E54]&lt;&gt;&quot;-&quot;;[.G54]*[.$L$1]&lt;[.K54]);[.G54]*[.$L$1];[.K54])" office:value-type="currency" office:currency="EUR" office:value="0.08">
            <text:p>0,08 €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string">
            <text:p>VPP28-180</text:p>
          </table:table-cell>
          <table:table-cell table:style-name="ce25" office:value-type="string">
            <text:p>Triad Magnetics </text:p>
          </table:table-cell>
          <table:table-cell table:style-name="ce25" office:value-type="string">
            <text:p>TR1</text:p>
          </table:table-cell>
          <table:table-cell table:style-name="ce32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9"/>
          <table:covered-table-cell table:style-name="ce45"/>
          <table:covered-table-cell table:style-name="ce48"/>
          <table:covered-table-cell table:style-name="ce49"/>
          <table:covered-table-cell table:style-name="ce48"/>
          <table:covered-table-cell table:style-name="ce56"/>
          <table:table-cell table:style-name="ce62"/>
        </table:table-row>
        <table:table-row table:style-name="ro3">
          <table:table-cell table:style-name="ce6"/>
          <table:table-cell table:style-name="ce16"/>
          <table:table-cell table:style-name="ce9"/>
          <table:table-cell table:style-name="ce26"/>
          <table:table-cell table:style-name="ce9"/>
          <table:table-cell table:style-name="ce40" table:number-columns-repeated="3"/>
          <table:table-cell table:style-name="ce26"/>
          <table:table-cell table:style-name="ce40" table:number-columns-repeated="3"/>
        </table:table-row>
        <table:table-row table:style-name="ro1">
          <table:table-cell table:style-name="ce2"/>
          <table:table-cell table:style-name="ce13" office:value-type="string">
            <text:p>Other</text:p>
          </table:table-cell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string">
            <text:p>12V fan 60x60mm</text:p>
          </table:table-cell>
          <table:table-cell table:style-name="ce23" table:number-columns-repeated="2"/>
          <table:table-cell table:style-name="ce6" office:value-type="string">
            <text:p>-</text:p>
          </table:table-cell>
          <table:table-cell table:style-name="ce38"/>
          <table:table-cell table:style-name="ce44" table:formula="of:=IF([.E58]=&quot;-&quot;;&quot;&quot;;IF([.A58]=&quot;&quot;;[.F58];[.A58]*[.F58]))">
            <text:p/>
          </table:table-cell>
          <table:table-cell table:style-name="ce47"/>
          <table:table-cell table:style-name="ce23" office:value-type="string">
            <text:p>MB60251V1-G99</text:p>
          </table:table-cell>
          <table:table-cell table:style-name="ce38" office:value-type="float" office:value="4.09">
            <text:p>4,090</text:p>
          </table:table-cell>
          <table:table-cell table:style-name="ce55" table:formula="of:=IF([.I58]=&quot;-&quot;;&quot;&quot;;IF([.A58]=&quot;&quot;;[.J58];[.A58]*[.J58]))" office:value-type="currency" office:currency="EUR" office:value="4.09">
            <text:p>4,09 €</text:p>
          </table:table-cell>
          <table:table-cell table:style-name="ce61" table:formula="of:=IF(AND([.E58]&lt;&gt;&quot;-&quot;;[.G58]*[.$L$1]&lt;[.K58]);[.G58]*[.$L$1];[.K58])" office:value-type="currency" office:currency="EUR" office:value="4.09">
            <text:p>4,09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1" office:value-type="string">
            <text:p>Schurter 4303.6090</text:p>
          </table:table-cell>
          <table:table-cell table:style-name="ce20" office:value-type="string">
            <text:p>IEC inlet, switch</text:p>
          </table:table-cell>
          <table:table-cell table:style-name="ce28"/>
          <table:table-cell table:style-name="ce30" office:value-type="float" office:value="1162776">
            <text:p>1162776</text:p>
          </table:table-cell>
          <table:table-cell table:style-name="ce36" office:value-type="float" office:value="7.19">
            <text:p>7,190</text:p>
          </table:table-cell>
          <table:table-cell table:style-name="ce42" table:formula="of:=IF([.E59]=&quot;-&quot;;&quot;&quot;;IF([.A59]=&quot;&quot;;[.F59];[.A59]*[.F59]))" office:value-type="currency" office:currency="GBP" office:value="7.19">
            <text:p>£7,19</text:p>
          </table:table-cell>
          <table:table-cell table:style-name="ce11"/>
          <table:table-cell table:style-name="ce11" office:value-type="string">
            <text:p>4304.6090</text:p>
          </table:table-cell>
          <table:table-cell table:style-name="ce51" office:value-type="float" office:value="5.19">
            <text:p>5,190</text:p>
          </table:table-cell>
          <table:table-cell table:style-name="ce54" table:formula="of:=IF([.I59]=&quot;-&quot;;&quot;&quot;;IF([.A59]=&quot;&quot;;[.J59];[.A59]*[.J59]))" office:value-type="currency" office:currency="EUR" office:value="5.19">
            <text:p>5,19 €</text:p>
          </table:table-cell>
          <table:table-cell table:style-name="ce61" table:formula="of:=IF(AND([.E59]&lt;&gt;&quot;-&quot;;[.G59]*[.$L$1]&lt;[.K59]);[.G59]*[.$L$1];[.K59])" office:value-type="currency" office:currency="EUR" office:value="5.19">
            <text:p>5,19 €</text:p>
          </table:table-cell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4" office:value-type="string">
            <text:p>Schurter 4301.1403</text:p>
          </table:table-cell>
          <table:table-cell table:style-name="ce23" office:value-type="string">
            <text:p>Fuse drawer</text:p>
          </table:table-cell>
          <table:table-cell table:style-name="ce23"/>
          <table:table-cell table:style-name="ce12" office:value-type="float" office:value="1162737">
            <text:p>1162737</text:p>
          </table:table-cell>
          <table:table-cell table:style-name="ce38" office:value-type="float" office:value="2.64">
            <text:p>2,640</text:p>
          </table:table-cell>
          <table:table-cell table:style-name="ce44" table:formula="of:=IF([.E60]=&quot;-&quot;;&quot;&quot;;IF([.A60]=&quot;&quot;;[.F60];[.A60]*[.F60]))" office:value-type="currency" office:currency="GBP" office:value="2.64">
            <text:p>£2,64</text:p>
          </table:table-cell>
          <table:table-cell table:style-name="ce47"/>
          <table:table-cell table:style-name="ce14" office:value-type="string">
            <text:p>4301.1403</text:p>
          </table:table-cell>
          <table:table-cell table:style-name="ce38" office:value-type="float" office:value="1.37">
            <text:p>1,370</text:p>
          </table:table-cell>
          <table:table-cell table:style-name="ce55" table:formula="of:=IF([.I60]=&quot;-&quot;;&quot;&quot;;IF([.A60]=&quot;&quot;;[.J60];[.A60]*[.J60]))" office:value-type="currency" office:currency="EUR" office:value="1.37">
            <text:p>1,37 €</text:p>
          </table:table-cell>
          <table:table-cell table:style-name="ce61" table:formula="of:=IF(AND([.E60]&lt;&gt;&quot;-&quot;;[.G60]*[.$L$1]&lt;[.K60]);[.G60]*[.$L$1];[.K60])" office:value-type="currency" office:currency="EUR" office:value="1.37">
            <text:p>1,37 €</text:p>
          </table:table-cell>
        </table:table-row>
        <table:table-row table:style-name="ro3">
          <table:table-cell table:style-name="ce6"/>
          <table:table-cell table:style-name="ce16"/>
          <table:table-cell table:style-name="ce26" table:number-columns-repeated="3"/>
          <table:table-cell table:style-name="ce40"/>
          <table:table-cell table:style-name="ce46" table:formula="of:=SUM([.G58:.G60])" office:value-type="currency" office:currency="GBP" office:value="9.83">
            <text:p>£9,83</text:p>
          </table:table-cell>
          <table:table-cell table:style-name="ce40"/>
          <table:table-cell table:style-name="ce26"/>
          <table:table-cell table:style-name="ce40"/>
          <table:table-cell table:style-name="ce46" table:formula="of:=SUM([.K58:.K60])" office:value-type="currency" office:currency="EUR" office:value="10.65">
            <text:p>10,65 €</text:p>
          </table:table-cell>
          <table:table-cell table:style-name="ce46" table:formula="of:=SUM([.L58:.L60])" office:value-type="currency" office:currency="EUR" office:value="10.65">
            <text:p>10,65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style-name="ce8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3" table:number-rows-repeated="1048512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1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.04.2016</text:date>, <text:time>10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53" meta:object-count="0"/>
  </office:meta>
</office:document-meta>
</file>